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P3" style:family="paragraph" style:parent-style-name="Standard">
      <style:paragraph-properties fo:break-before="auto" fo:text-indent="0cm" fo:line-height="115%" fo:margin-left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P4" style:family="paragraph" style:parent-style-name="Standard">
      <style:paragraph-properties fo:break-before="auto" fo:text-indent="1.27cm" fo:line-height="115%" fo:margin-lef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reated</text:span><text:span text:style-name="T1_2"><text:s/></text:span><text:span text:style-name="T1_3">by</text:span><text:span text:style-name="T1_4"><text:s/></text:span><text:span text:style-name="T1_5">Troy</text:span><text:span text:style-name="T1_6"><text:s/></text:span><text:span text:style-name="T1_7">Dundas</text:span></text:p>
      <text:p text:style-name="P2"><text:span text:style-name="T2_1">1830<text:s/></text:span><text:span text:style-name="T2_2">Saturday</text:span><text:span text:style-name="T2_3"><text:s/>-(</text:span><text:span text:style-name="T2_4">Intro</text:span><text:span text:style-name="T2_5">&amp;</text:span><text:span text:style-name="T2_6">discussion</text:span><text:span text:style-name="T2_7"><text:s/></text:span><text:span text:style-name="T2_8">created</text:span><text:span text:style-name="T2_9"><text:s/></text:span><text:span text:style-name="T2_10">around</text:span><text:span text:style-name="T2_11"><text:s/></text:span><text:span text:style-name="T2_12">this</text:span><text:span text:style-name="T2_13"><text:s/></text:span><text:span text:style-name="T2_14">time</text:span><text:span text:style-name="T2_15">)<text:s/>(</text:span><text:span text:style-name="T2_16">Dundas</text:span><text:span text:style-name="T2_17">)</text:span></text:p>
      <text:p text:style-name="P3"><text:span text:style-name="T3_1">2230<text:s/></text:span><text:span text:style-name="T3_2">Saturday</text:span><text:span text:style-name="T3_3"><text:s/>-<text:s/>(</text:span><text:span text:style-name="T3_4">added</text:span><text:span text:style-name="T3_5"><text:s/></text:span><text:span text:style-name="T3_6">and</text:span><text:span text:style-name="T3_7"><text:s/></text:span><text:span text:style-name="T3_8">finished</text:span><text:span text:style-name="T3_9"><text:s/></text:span><text:span text:style-name="T3_10">defining</text:span><text:span text:style-name="T3_11"><text:s/></text:span><text:span text:style-name="T3_12">what</text:span><text:span text:style-name="T3_13"><text:s/></text:span><text:span text:style-name="T3_14">implementation</text:span><text:span text:style-name="T3_15"><text:s/></text:span><text:span text:style-name="T3_16">and</text:span><text:span text:style-name="T3_17"><text:s/></text:span><text:span text:style-name="T3_18">interface</text:span><text:span text:style-name="T3_19"><text:s/></text:span><text:span text:style-name="T3_20">files</text:span><text:span text:style-name="T3_21"><text:s/></text:span><text:span text:style-name="T3_22">are</text:span><text:span text:style-name="T3_23"><text:s/></text:span><text:span text:style-name="T3_24">and</text:span><text:span text:style-name="T3_25"><text:s/></text:span></text:p>
      <text:p text:style-name="P4"><text:span text:style-name="T4_1">how</text:span><text:span text:style-name="T4_2"><text:s/></text:span><text:span text:style-name="T4_3">to</text:span><text:span text:style-name="T4_4"><text:s/>“</text:span><text:span text:style-name="T4_5">call</text:span><text:span text:style-name="T4_6">”<text:s/></text:span><text:span text:style-name="T4_7">them</text:span><text:span text:style-name="T4_8"><text:s/></text:span><text:span text:style-name="T4_9">to</text:span><text:span text:style-name="T4_10"><text:s/></text:span><text:span text:style-name="T4_11">main</text:span><text:span text:style-name="T4_12">.</text:span><text:span text:style-name="T4_13">cpp</text:span><text:span text:style-name="T4_14"><text:s/></text:span><text:span text:style-name="T4_15">but</text:span><text:span text:style-name="T4_16"><text:s/></text:span><text:span text:style-name="T4_17">not</text:span><text:span text:style-name="T4_18"><text:s/>#</text:span><text:span text:style-name="T4_19">ifndef</text:span><text:span text:style-name="T4_20">,<text:s/>#</text:span><text:span text:style-name="T4_21">define</text:span><text:span text:style-name="T4_22">,<text:s/>#</text:span><text:span text:style-name="T4_23">endif</text:span><text:span text:style-name="T4_24">,<text:s/></text:span><text:span text:style-name="T4_25">etc</text:span><text:span text:style-name="T4_26">...)<text:s/>(</text:span><text:span text:style-name="T4_27">Dundas</text:span><text:span text:style-name="T4_28">)</text:span></text:p>
      <text:p text:style-name="P5"><text:span text:style-name="T5_1">0141<text:s/></text:span><text:span text:style-name="T5_2">Sunday</text:span><text:span text:style-name="T5_3"><text:s/>-<text:s/></text:span><text:span text:style-name="T5_4">Update</text:span><text:span text:style-name="T5_5"><text:s/></text:span><text:span text:style-name="T5_6">to</text:span><text:span text:style-name="T5_7"><text:s/></text:span><text:span text:style-name="T5_8">implementation</text:span><text:span text:style-name="T5_9"><text:s/></text:span><text:span text:style-name="T5_10">section</text:span><text:span text:style-name="T5_11">(</text:span><text:span text:style-name="T5_12">Dundas</text:span><text:span text:style-name="T5_13">)</text:span></text:p>
      <text:p text:style-name="P6"><text:span text:style-name="T6_1">0207<text:s/></text:span><text:span text:style-name="T6_2">Sunday</text:span><text:span text:style-name="T6_3"><text:s/>-<text:s/></text:span><text:span text:style-name="T6_4">Adding</text:span><text:span text:style-name="T6_5"><text:s/></text:span><text:span text:style-name="T6_6">discussion</text:span><text:span text:style-name="T6_7"><text:s/></text:span><text:span text:style-name="T6_8">topic</text:span><text:span text:style-name="T6_9"><text:s/></text:span><text:span text:style-name="T6_10">about</text:span><text:span text:style-name="T6_11"><text:s/></text:span><text:span text:style-name="T6_12">ifndef</text:span><text:span text:style-name="T6_13">,<text:s/></text:span><text:span text:style-name="T6_14">define</text:span><text:span text:style-name="T6_15">,<text:s/></text:span><text:span text:style-name="T6_16">etc</text:span><text:span text:style-name="T6_17">..(</text:span><text:span text:style-name="T6_18">Dundas</text:span><text:span text:style-name="T6_19">)</text:span></text:p>
      <text:p text:style-name="P7"><text:span text:style-name="T7_1">0237<text:s/></text:span><text:span text:style-name="T7_2">Sunday</text:span><text:span text:style-name="T7_3"><text:s/>-<text:s/></text:span><text:span text:style-name="T7_4">Finished</text:span><text:span text:style-name="T7_5"><text:s/></text:span><text:span text:style-name="T7_6">Intro</text:span><text:span text:style-name="T7_7">&amp;</text:span><text:span text:style-name="T7_8">Discussion</text:span><text:span text:style-name="T7_9"><text:s/></text:span><text:span text:style-name="T7_10">section</text:span><text:span text:style-name="T7_11"><text:s/>(</text:span><text:span text:style-name="T7_12">Dundas</text:span><text:span text:style-name="T7_13">)</text:span></text:p>
      <text:p text:style-name="P8"><text:span text:style-name="T8_1">0238<text:s/></text:span><text:span text:style-name="T8_2">Sunday</text:span><text:span text:style-name="T8_3"><text:s/>-<text:s/></text:span><text:span text:style-name="T8_4">Created</text:span><text:span text:style-name="T8_5"><text:s/></text:span><text:span text:style-name="T8_6">Review</text:span><text:span text:style-name="T8_7"><text:s/></text:span><text:span text:style-name="T8_8">Question</text:span><text:span text:style-name="T8_9"><text:s/></text:span><text:span text:style-name="T8_10">doc</text:span><text:span text:style-name="T8_11"><text:s/>(</text:span><text:span text:style-name="T8_12">Dundas</text:span><text:span text:style-name="T8_13">)</text:span></text:p>
      <text:p text:style-name="P9"><text:span text:style-name="T9_1">0327<text:s/></text:span><text:span text:style-name="T9_2">Sunday</text:span><text:span text:style-name="T9_3"><text:s/>-<text:s/></text:span><text:span text:style-name="T9_4">Finished</text:span><text:span text:style-name="T9_5"><text:s/></text:span><text:span text:style-name="T9_6">Review</text:span><text:span text:style-name="T9_7"><text:s/></text:span><text:span text:style-name="T9_8">Question</text:span><text:span text:style-name="T9_9"><text:s/></text:span><text:span text:style-name="T9_10">doc</text:span><text:span text:style-name="T9_11"><text:s/>(</text:span><text:span text:style-name="T9_12">Dundas</text:span><text:span text:style-name="T9_13">)</text:span></text:p>
      <text:p text:style-name="P10"><text:span text:style-name="T10_1">1444<text:s/></text:span><text:span text:style-name="T10_2">Sunday</text:span><text:span text:style-name="T10_3"><text:s/>-<text:s/></text:span><text:span text:style-name="T10_4">Intro</text:span><text:span text:style-name="T10_5">&amp;</text:span><text:span text:style-name="T10_6">Discussion</text:span><text:span text:style-name="T10_7"><text:s/></text:span><text:span text:style-name="T10_8">proofread</text:span><text:span text:style-name="T10_9">/</text:span><text:span text:style-name="T10_10">edited</text:span><text:span text:style-name="T10_11"><text:s/>-<text:s/></text:span><text:span text:style-name="T10_12">LeBlanc</text:span></text:p>
      <text:p text:style-name="P11"><text:span text:style-name="T11_1">1836<text:s/></text:span><text:span text:style-name="T11_2">Sunday</text:span><text:span text:style-name="T11_3">-<text:s/></text:span><text:span text:style-name="T11_4">References</text:span><text:span text:style-name="T11_5">-</text:span><text:span text:style-name="T11_6">Silvestre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